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657" officeooo:paragraph-rsid="001ba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C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26:37.731866266</meta:creation-date>
    <dc:date>2016-02-14T12:50:54.718971703</dc:date>
    <meta:editing-duration>PT23M3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